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d66fa" officeooo:paragraph-rsid="000d66fa"/>
    </style:style>
    <style:style style:name="P2" style:family="paragraph" style:parent-style-name="Title">
      <style:text-properties officeooo:rsid="000d66fa" officeooo:paragraph-rsid="000d66fa"/>
    </style:style>
    <style:style style:name="P3" style:family="paragraph" style:parent-style-name="Text_20_body">
      <style:text-properties officeooo:rsid="000e2972" officeooo:paragraph-rsid="000e2972"/>
    </style:style>
    <style:style style:name="P4" style:family="paragraph" style:parent-style-name="Heading_20_1">
      <style:text-properties officeooo:rsid="000d66fa" officeooo:paragraph-rsid="000d66fa"/>
    </style:style>
    <style:style style:name="P5" style:family="paragraph" style:parent-style-name="Heading_20_2">
      <style:text-properties officeooo:rsid="000fc807" officeooo:paragraph-rsid="000fc807"/>
    </style:style>
    <style:style style:name="P6" style:family="paragraph" style:parent-style-name="Text_20_body">
      <style:text-properties officeooo:rsid="00116685" officeooo:paragraph-rsid="00116685"/>
    </style:style>
    <style:style style:name="P7" style:family="paragraph" style:parent-style-name="Text_20_body">
      <style:text-properties officeooo:rsid="0011722f" officeooo:paragraph-rsid="0011722f"/>
    </style:style>
    <style:style style:name="T1" style:family="text">
      <style:text-properties officeooo:rsid="000e2972"/>
    </style:style>
    <style:style style:name="T2" style:family="text">
      <style:text-properties officeooo:rsid="000fc807"/>
    </style:style>
    <style:style style:name="T3" style:family="text">
      <style:text-properties officeooo:rsid="0010c1d1"/>
    </style:style>
    <style:style style:name="T4" style:family="text">
      <style:text-properties officeooo:rsid="001166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ing Strategy</text:p>
      <text:p text:style-name="P1">This document will illiterate the testing strategy used in this project.</text:p>
      <text:p text:style-name="P1">Django uses a model-view-template architecture. <text:a xlink:type="simple" xlink:href="https://www.onlinetutorialspoint.com/django/django-model-view-template-mvt-overview.html" text:style-name="Internet_20_link" text:visited-style-name="Visited_20_Internet_20_Link">https://www.onlinetutorialspoint.com/django/django-model-view-template-mvt-overview.html</text:a></text:p>
      <text:p text:style-name="P1">These three parts of the django app all need to be tested. <text:span text:style-name="T2">Additional forms will require additional testing</text:span></text:p>
      <text:h text:style-name="P4" text:outline-level="1">Model</text:h>
      <text:p text:style-name="P1">To test the database, unit tests <text:span text:style-name="T1">should be used to test valid </text:span><text:span text:style-name="T4">and </text:span><text:span text:style-name="T1">invalid </text:span><text:span text:style-name="T4">data</text:span><text:span text:style-name="T1">, to make sure the database accepts correct data, and rejects incorrect data, as is go</text:span><text:span text:style-name="T3">o</text:span><text:span text:style-name="T1">d practice.</text:span></text:p>
      <text:p text:style-name="P1"><text:a xlink:type="simple" xlink:href="https://www.bbc.co.uk/bitesize/guides/zb33rwx/revision/8" text:style-name="Internet_20_link" text:visited-style-name="Visited_20_Internet_20_Link">https://www.bbc.co.uk/bitesize/guides/zb33rwx/revision/8</text:a></text:p>
      <text:p text:style-name="P6">Boundary data does not need to be tested as there are not many parts of the database where this would particularly apply. Leavening these out significantly deceases the amount of tests needing to be written.</text:p>
      <text:p text:style-name="P7">Testing database accepts correct datatypes has been left out. Each test only tests a singular line of code, and tests more django code than my code (source)</text:p>
      <text:p text:style-name="P7">The things to be tested in the database listed in things to be tested doc</text:p>
      <text:h text:style-name="P4" text:outline-level="1">View</text:h>
      <text:p text:style-name="P3">The logic in the views should be tested to make sure it works, and returns a context dictionary with the correct content.</text:p>
      <text:h text:style-name="P4" text:outline-level="1">Template</text:h>
      <text:p text:style-name="P3">Testing templates is more comple<text:span text:style-name="T2">x. Because this web-app is small in scale ti is not worth it to implement automatic testing of the template. The best solution is to test the template manually to see if the UI elements show up correctly.</text:span></text:p>
      <text:h text:style-name="P5" text:outline-level="2">Form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7T16:02:46.649031449</dc:date>
    <meta:editing-duration>PT24M19S</meta:editing-duration>
    <meta:editing-cycles>5</meta:editing-cycles>
    <meta:generator>LibreOffice/7.3.7.2$Linux_X86_64 LibreOffice_project/30$Build-2</meta:generator>
    <meta:document-statistic meta:table-count="0" meta:image-count="0" meta:object-count="0" meta:page-count="1" meta:paragraph-count="15" meta:word-count="214" meta:character-count="1378" meta:non-whitespace-character-count="1179"/>
  </office:meta>
</office:document-meta>
</file>